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1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5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16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75cm" fo:min-width="16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5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25cm" fo:min-width="15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8.25cm" fo:min-width="15.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5.5cm" svg:height="1.75cm" svg:x="1.5cm" svg:y="4.25cm">
          <text:p text:style-name="P1">Campaign 1, from, to, started? ended?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5cm" svg:height="1.75cm" svg:x="1.5cm" svg:y="6.25cm">
          <text:p text:style-name="P1">Campaign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5cm" svg:height="1.75cm" svg:x="1.5cm" svg:y="8.25cm">
          <text:p text:style-name="P1">Campaign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5cm" svg:height="1.75cm" svg:x="1.5cm" svg:y="10.25cm">
          <text:p text:style-name="P1">+ CAMPAIG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75cm" svg:x="17.75cm" svg:y="1.25cm">
          <text:p text:style-name="P1">filter: hide clos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5cm" svg:height="3.5cm" svg:x="17.25cm" svg:y="4.25cm">
          <text:p text:style-name="P1">menu:</text:p>
          <text:p text:style-name="P1">- copy other group</text:p>
          <text:p text:style-name="P1">- duplicate</text:p>
          <text:p text:style-name="P1">- delet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Alapértelmezett">
        <draw:custom-shape draw:style-name="gr4" draw:text-style-name="P1" draw:layer="layout" svg:width="17cm" svg:height="6cm" svg:x="2cm" svg:y="3cm">
          <text:p text:style-name="P1">leírás: (opcionális)</text:p>
          <text:p text:style-name="P1">kezdés: yyyy-mm-dd hh:mm</text:p>
          <text:p text:style-name="P1">vége: yyyy-mm-dd hh:mm</text:p>
          <text:p text:style-name="P1">státusz: tervezett/folyamatban/lezárt</text:p>
          <text:p text:style-name="P1">pályák nyitása: ...</text:p>
          <text:p text:style-name="P1">pályák zárása: 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75cm" svg:height="7cm" svg:x="2cm" svg:y="9.5cm">
          <text:p text:style-name="P1">Assignment</text:p>
          <text:p text:style-name="P1">- (4) grading</text:p>
          <text:p text:style-name="P1">- (3) grading *</text:p>
          <text:p text:style-name="P1">- (200 XP) grading</text:p>
          <text:p text:style-name="P1">+ grading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Alapértelmezett">
        <draw:custom-shape draw:style-name="gr6" draw:text-style-name="P1" draw:layer="layout" svg:width="16.25cm" svg:height="1.5cm" svg:x="1.25cm" svg:y="1.25cm">
          <text:p text:style-name="P1">Campaign -&gt; Assignm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6cm" svg:height="4.5cm" svg:x="1.5cm" svg:y="3.75cm">
          <text:p text:style-name="P1">Típus: jegy / XP</text:p>
          <text:p text:style-name="P1">Jegy: [combo]</text:p>
          <text:p text:style-name="P1">XP: 1000 XP</text:p>
          <text:p text:style-name="P1">Alapértelmezett: checkbox</text:p>
          <text:p text:style-name="P1">Kötelező: checkbox (disabled if default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cm" svg:height="8.5cm" svg:x="1.5cm" svg:y="8.75cm">
          <text:p text:style-name="P1">Swipe + <text:s/>indicator</text:p>
          <text:p text:style-name="P1">Kritérium:</text:p>
          <text:p text:style-name="P1">Value ..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alaczka János Pál</meta:initial-creator>
    <meta:creation-date>2022-07-14T12:19:16.451718888</meta:creation-date>
    <dc:date>2022-07-14T17:22:59.008412149</dc:date>
    <dc:creator>Valaczka János Pál</dc:creator>
    <meta:editing-duration>PT3H33M2S</meta:editing-duration>
    <meta:editing-cycles>1</meta:editing-cycles>
    <meta:document-statistic meta:object-count="11"/>
    <meta:generator>LibreOffice/7.0.4.2$Linux_X86_64 LibreOffice_project/00$Build-2</meta:generator>
  </office:meta>
</office:document-meta>
</file>